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JPR_08 - Core Java Programming</text:p>
      <text:p text:style-name="Standard">1. Ce tip de dată este acceptat de expresia condiţională a</text:p>
      <text:p text:style-name="Standard">structurii if else?</text:p>
      <text:p text:style-name="Standard">a) boolean</text:p>
      <text:p text:style-name="Standard">b) int</text:p>
      <text:p text:style-name="Standard">c) String</text:p>
      <text:p text:style-name="Standard">d) float</text:p>
      <text:p text:style-name="Standard"/>
      <text:p text:style-name="Standard">2. Dacă dorim să mai adăugăm o condiţie la condiţia if, folosim:</text:p>
      <text:p text:style-name="Standard"/>
      <text:p text:style-name="Standard">a) else if</text:p>
      <text:p text:style-name="Standard">b) while</text:p>
      <text:p text:style-name="Standard">c) for</text:p>
      <text:p text:style-name="Standard">d) switch</text:p>
      <text:p text:style-name="Standard"/>
      <text:p text:style-name="Standard">3. Care este rezultatul codului? if(false)</text:p>
      <text:p text:style-name="Standard">System.out.println(2+2); System.out.println(3+2);</text:p>
      <text:p text:style-name="Standard"/>
      <text:p text:style-name="Standard">a) 5</text:p>
      <text:p text:style-name="Standard">b) nu are ieşire, condiţia este false</text:p>
      <text:p text:style-name="Standard">c) 4</text:p>
      <text:p text:style-name="Standard">d) 45</text:p>
      <text:p text:style-name="Standard"/>
      <text:p text:style-name="Standard">4. Care este ieşirea codului următor: int x=20; if(x=10)</text:p>
      <text:p text:style-name="Standard">System.out.println(x);</text:p>
      <text:p text:style-name="Standard"/>
      <text:p text:style-name="Standard">a) codul nu se va interpreta</text:p>
      <text:p text:style-name="Standard">b) nu are ieşire, condiţia nu este îndeplinită</text:p>
      <text:p text:style-name="Standard">c) 20</text:p>
      <text:p text:style-name="Standard">d) Null</text:p>
      <text:p text:style-name="Standard"/>
      <text:p text:style-name="Standard">5. Care dintre blocurile condiţionale menţionate nu poate avea</text:p>
      <text:p text:style-name="Standard">o condiţie proprie?</text:p>
      <text:p text:style-name="Standard">a) else</text:p>
      <text:p text:style-name="Standard">b) if</text:p>
      <text:p text:style-name="Standard">c) if else</text:p>
      <text:p text:style-name="Standard">d) fiecare bloc poate avea o condiţie</text:p>
      <text:p text:style-name="Standard"/>
      <text:p text:style-name="Standard">6. Operatorul de comparaţie este:</text:p>
      <text:p text:style-name="Standard"/>
      <text:p text:style-name="Standard">a) ==</text:p>
      <text:p text:style-name="Standard">b) =</text:p>
      <text:p text:style-name="Standard">c) !=</text:p>
      <text:p text:style-name="Standard">d) !</text:p>
      <text:p text:style-name="Standard"/>
      <text:p text:style-name="Standard">7. În timpul executării construcţiei if cu blocurile if şi if else, se</text:p>
      <text:p text:style-name="Standard">va executa:</text:p>
      <text:p text:style-name="Standard"/>
      <text:p text:style-name="Standard">© Copyright Link group 14 / 16</text:p>
      <text:p text:style-name="Standard"><text:soft-page-break/></text:p>
      <text:p text:style-name="Standard">Curs: Core Java Programming</text:p>
      <text:p text:style-name="Standard">Modul: Controlul fluxului, buclele și ramificarea</text:p>
      <text:p text:style-name="Standard">Unitate: Controlul fluxului – If</text:p>
      <text:p text:style-name="Standard"/>
      <text:p text:style-name="Standard">a) fiecare bloc a cărui condiţie este îndeplinită</text:p>
      <text:p text:style-name="Standard">b) doar primul bloc a cărui condiţie este îndeplinită</text:p>
      <text:p text:style-name="Standard">c) doar blocul else</text:p>
      <text:p text:style-name="Standard">d) niciunul dintre răspunsurile oferite nu este corec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4.2$Windows_X86_64 LibreOffice_project/9b0d9b32d5dcda91d2f1a96dc04c645c450872bf</meta:generator>
    <dc:date>2018-07-16T10:15:58.295000000</dc:date>
    <meta:editing-duration>PT13S</meta:editing-duration>
    <meta:editing-cycles>1</meta:editing-cycles>
    <meta:document-statistic meta:table-count="0" meta:image-count="0" meta:object-count="0" meta:page-count="2" meta:paragraph-count="45" meta:word-count="201" meta:character-count="1128" meta:non-whitespace-character-count="971"/>
  </office:meta>
</office:document-meta>
</file>